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sley van der Klomp</text:p>
      <text:p text:style-name="P2">March 30<text:span text:style-name="T1">th</text:span>, 2009</text:p>
      <text:p text:style-name="P2">C++ Primer Plus</text:p>
      <text:p text:style-name="P2">Program: Football Scores</text:p>
      <text:p text:style-name="P3"/>
      <text:p text:style-name="P1">Output:</text:p>
      <text:p text:style-name="P4">|||||||||||||||||||||||||||||||||||||||||||||||||||||||||||||||||||||||||</text:p>
      <text:p text:style-name="P4">|| Choose a game 1 thru 20 by typing in the number and pressing enter. ||</text:p>
      <text:p text:style-name="P4">|| If you would like to update all games then type 21. Type 22 to exit.||</text:p>
      <text:p text:style-name="P4">|||||||||||||||||||||||||||||||||||||||||||||||||||||||||||||||||||||||||</text:p>
      <text:p text:style-name="P4">Type and press enter here: 16</text:p>
      <text:p text:style-name="P4">|GAME| <text:s text:c="2"/>|QTR1| <text:s/>|QTR2| <text:s text:c="2"/>|QTR3| <text:s text:c="2"/>|QTR4| |TOTAL|</text:p>
      <text:p text:style-name="P4"><text:s text:c="2"/>1 <text:s text:c="7"/>0 <text:s text:c="7"/>0 <text:s text:c="7"/>0 <text:s text:c="7"/>0 <text:s text:c="5"/>0</text:p>
      <text:p text:style-name="P4"><text:s text:c="2"/>2 <text:s text:c="7"/>0 <text:s text:c="7"/>0 <text:s text:c="7"/>0 <text:s text:c="7"/>0 <text:s text:c="5"/>0</text:p>
      <text:p text:style-name="P4"><text:s text:c="2"/>3 <text:s text:c="7"/>0 <text:s text:c="7"/>0 <text:s text:c="7"/>0 <text:s text:c="7"/>0 <text:s text:c="5"/>0</text:p>
      <text:p text:style-name="P4"><text:s text:c="2"/>4 <text:s text:c="7"/>0 <text:s text:c="7"/>0 <text:s text:c="7"/>0 <text:s text:c="7"/>0 <text:s text:c="5"/>0</text:p>
      <text:p text:style-name="P4"><text:s text:c="2"/>5 <text:s text:c="7"/>0 <text:s text:c="7"/>0 <text:s text:c="7"/>0 <text:s text:c="7"/>0 <text:s text:c="5"/>0</text:p>
      <text:p text:style-name="P4"><text:s text:c="2"/>6 <text:s text:c="7"/>0 <text:s text:c="7"/>0 <text:s text:c="7"/>0 <text:s text:c="7"/>0 <text:s text:c="5"/>0</text:p>
      <text:p text:style-name="P4"><text:s text:c="2"/>7 <text:s text:c="7"/>0 <text:s text:c="7"/>0 <text:s text:c="7"/>0 <text:s text:c="7"/>0 <text:s text:c="5"/>0</text:p>
      <text:p text:style-name="P4"><text:s text:c="2"/>8 <text:s text:c="7"/>0 <text:s text:c="7"/>0 <text:s text:c="7"/>0 <text:s text:c="7"/>0 <text:s text:c="5"/>0</text:p>
      <text:p text:style-name="P4"><text:s text:c="2"/>9 <text:s text:c="7"/>0 <text:s text:c="7"/>0 <text:s text:c="7"/>0 <text:s text:c="7"/>0 <text:s text:c="5"/>0</text:p>
      <text:p text:style-name="P4"><text:s/>10 <text:s text:c="7"/>0 <text:s text:c="7"/>0 <text:s text:c="7"/>0 <text:s text:c="7"/>0 <text:s text:c="5"/>0</text:p>
      <text:p text:style-name="P4"><text:s/>11 <text:s text:c="7"/>0 <text:s text:c="7"/>0 <text:s text:c="7"/>0 <text:s text:c="7"/>0 <text:s text:c="5"/>0</text:p>
      <text:p text:style-name="P4"><text:s/>12 <text:s text:c="7"/>0 <text:s text:c="7"/>0 <text:s text:c="7"/>0 <text:s text:c="7"/>0 <text:s text:c="5"/>0</text:p>
      <text:p text:style-name="P4"><text:s/>13 <text:s text:c="7"/>0 <text:s text:c="7"/>0 <text:s text:c="7"/>0 <text:s text:c="7"/>0 <text:s text:c="5"/>0</text:p>
      <text:p text:style-name="P4"><text:s/>14 <text:s text:c="7"/>0 <text:s text:c="7"/>0 <text:s text:c="7"/>0 <text:s text:c="7"/>0 <text:s text:c="5"/>0</text:p>
      <text:p text:style-name="P4"><text:s/>15 <text:s text:c="7"/>0 <text:s text:c="7"/>0 <text:s text:c="7"/>0 <text:s text:c="7"/>0 <text:s text:c="5"/>0</text:p>
      <text:p text:style-name="P4"><text:s/>16 <text:s text:c="7"/>8 <text:s text:c="6"/>20 <text:s text:c="6"/>31 <text:s text:c="7"/>0 <text:s text:c="5"/>59</text:p>
      <text:p text:style-name="P4"><text:s/>17 <text:s text:c="7"/>0 <text:s text:c="7"/>0 <text:s text:c="7"/>0 <text:s text:c="7"/>0 <text:s text:c="5"/>0</text:p>
      <text:p text:style-name="P4"><text:s/>18 <text:s text:c="7"/>0 <text:s text:c="7"/>0 <text:s text:c="7"/>0 <text:s text:c="7"/>0 <text:s text:c="5"/>0</text:p>
      <text:p text:style-name="P4"><text:s/>19 <text:s text:c="7"/>0 <text:s text:c="7"/>0 <text:s text:c="7"/>0 <text:s text:c="7"/>0 <text:s text:c="5"/>0</text:p>
      <text:p text:style-name="P4"><text:s/>20 <text:s text:c="7"/>0 <text:s text:c="7"/>0 <text:s text:c="7"/>0 <text:s text:c="7"/>0 <text:s text:c="5"/>0</text:p>
      <text:p text:style-name="P4">Average: <text:s/>0 <text:s text:c="6"/>1 <text:s text:c="6"/>1 <text:s text:c="6"/>0 <text:s text:c="6"/>2</text:p>
      <text:p text:style-name="P4">|||||||||||||||||||||||||||||||||||||||||||||||||||||||||||||||||||||||||</text:p>
      <text:p text:style-name="P4">|| Choose a game 1 thru 20 by typing in the number and pressing enter. ||</text:p>
      <text:p text:style-name="P4">|| If you would like to update all games then type 21. Type 22 to exit.||</text:p>
      <text:p text:style-name="P4">|||||||||||||||||||||||||||||||||||||||||||||||||||||||||||||||||||||||||</text:p>
      <text:p text:style-name="P4">Type and press enter here: 21</text:p>
      <text:p text:style-name="P4">|GAME| <text:s text:c="2"/>|QTR1| <text:s/>|QTR2| <text:s text:c="2"/>|QTR3| <text:s text:c="2"/>|QTR4| |TOTAL|</text:p>
      <text:p text:style-name="P4"><text:s text:c="2"/>1 <text:s text:c="6"/>29 <text:s text:c="6"/>16 <text:s text:c="6"/>27 <text:s text:c="6"/>21 <text:s text:c="5"/>93</text:p>
      <text:p text:style-name="P4"><text:s text:c="2"/>2 <text:s text:c="7"/>0 <text:s text:c="6"/>11 <text:s text:c="6"/>29 <text:s text:c="6"/>29 <text:s text:c="5"/>69</text:p>
      <text:p text:style-name="P4"><text:s text:c="2"/>3 <text:s text:c="6"/>16 <text:s text:c="6"/>30 <text:s text:c="6"/>28 <text:s text:c="6"/>29 <text:s text:c="5"/>103</text:p>
      <text:p text:style-name="P4"><text:s text:c="2"/>4 <text:s text:c="6"/>25 <text:s text:c="6"/>29 <text:s text:c="7"/>9 <text:s text:c="6"/>24 <text:s text:c="5"/>87</text:p>
      <text:p text:style-name="P4"><text:s text:c="2"/>5 <text:s text:c="6"/>18 <text:s text:c="6"/>18 <text:s text:c="7"/>8 <text:s text:c="6"/>21 <text:s text:c="5"/>65</text:p>
      <text:p text:style-name="P4"><text:s text:c="2"/>6 <text:s text:c="6"/>28 <text:s text:c="7"/>7 <text:s text:c="6"/>30 <text:s text:c="7"/>5 <text:s text:c="5"/>70</text:p>
      <text:p text:style-name="P4"><text:s text:c="2"/>7 <text:s text:c="6"/>17 <text:s text:c="6"/>29 <text:s text:c="7"/>2 <text:s text:c="6"/>12 <text:s text:c="5"/>60</text:p>
      <text:p text:style-name="P4"><text:s text:c="2"/>8 <text:s text:c="6"/>20 <text:s text:c="6"/>21 <text:s text:c="6"/>21 <text:s text:c="6"/>13 <text:s text:c="5"/>75</text:p>
      <text:p text:style-name="P4"><text:s text:c="2"/>9 <text:s text:c="6"/>26 <text:s text:c="6"/>31 <text:s text:c="7"/>7 <text:s text:c="6"/>27 <text:s text:c="5"/>91</text:p>
      <text:p text:style-name="P4"><text:s/>10 <text:s text:c="6"/>26 <text:s text:c="6"/>18 <text:s text:c="7"/>5 <text:s text:c="7"/>6 <text:s text:c="5"/>55</text:p>
      <text:p text:style-name="P4"><text:s/>11 <text:s text:c="6"/>18 <text:s text:c="6"/>11 <text:s text:c="6"/>27 <text:s text:c="6"/>22 <text:s text:c="5"/>78</text:p>
      <text:p text:style-name="P4"><text:s/>12 <text:s text:c="7"/>5 <text:s text:c="7"/>4 <text:s text:c="7"/>5 <text:s text:c="6"/>23 <text:s text:c="5"/>37</text:p>
      <text:p text:style-name="P4"><text:s/>13 <text:s text:c="6"/>25 <text:s text:c="6"/>21 <text:s text:c="7"/>6 <text:s text:c="6"/>22 <text:s text:c="5"/>74</text:p>
      <text:p text:style-name="P4"><text:s/>14 <text:s text:c="6"/>11 <text:s text:c="7"/>6 <text:s text:c="7"/>7 <text:s text:c="6"/>19 <text:s text:c="5"/>43</text:p>
      <text:p text:style-name="P4"><text:s/>15 <text:s text:c="7"/>7 <text:s text:c="6"/>32 <text:s text:c="6"/>14 <text:s text:c="6"/>27 <text:s text:c="5"/>80</text:p>
      <text:p text:style-name="P4"><text:s/>16 <text:s text:c="6"/>24 <text:s text:c="6"/>10 <text:s text:c="6"/>31 <text:s text:c="6"/>32 <text:s text:c="5"/>97</text:p>
      <text:p text:style-name="P4"><text:s/>17 <text:s text:c="6"/>25 <text:s text:c="6"/>10 <text:s text:c="6"/>23 <text:s text:c="6"/>12 <text:s text:c="5"/>70</text:p>
      <text:p text:style-name="P4"><text:s/>18 <text:s text:c="6"/>17 <text:s text:c="6"/>30 <text:s text:c="6"/>16 <text:s text:c="7"/>5 <text:s text:c="5"/>68</text:p>
      <text:p text:style-name="P4"><text:s/>19 <text:s text:c="6"/>24 <text:s text:c="6"/>15 <text:s text:c="7"/>6 <text:s text:c="6"/>17 <text:s text:c="5"/>62</text:p>
      <text:p text:style-name="P4"><text:s/>20 <text:s text:c="6"/>27 <text:s text:c="6"/>17 <text:s text:c="6"/>27 <text:s text:c="6"/>22 <text:s text:c="5"/>93</text:p>
      <text:p text:style-name="P4">Average: <text:s/>19 <text:s text:c="6"/>18 <text:s text:c="6"/>16 <text:s text:c="6"/>19 <text:s text:c="6"/>76</text:p>
      <text:p text:style-name="P4">|||||||||||||||||||||||||||||||||||||||||||||||||||||||||||||||||||||||||</text:p>
      <text:p text:style-name="P4">|| Choose a game 1 thru 20 by typing in the number and pressing enter. ||</text:p>
      <text:p text:style-name="P4">|| If you would like to update all games then type 21. Type 22 to exit.||</text:p>
      <text:p text:style-name="P4">|||||||||||||||||||||||||||||||||||||||||||||||||||||||||||||||||||||||||</text:p>
      <text:p text:style-name="P4">Type and press enter here: 22</text:p>
      <text:p text:style-name="P4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esley van der Klomp</meta:initial-creator>
    <meta:creation-date>2009-03-30T15:58:30.31</meta:creation-date>
    <meta:document-statistic meta:table-count="0" meta:image-count="0" meta:object-count="0" meta:page-count="1" meta:paragraph-count="65" meta:word-count="406" meta:character-count="3127"/>
    <dc:date>2009-03-30T16:00:11.92</dc:date>
    <dc:creator>Wesley van der Klomp</dc:creator>
    <meta:editing-duration>PT00H01M42S</meta:editing-duration>
    <meta:editing-cycles>1</meta:editing-cycles>
    <meta:generator>OpenOffice.org/3.0$Win32 OpenOffice.org_project/300m15$Build-9379</meta:generator>
  </office:meta>
</office:document-meta>
</file>